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3C0000026D847ACE982C6E20B6.png" manifest:media-type="image/png"/>
  <manifest:file-entry manifest:full-path="Pictures/10000000000004220000031A19A7B6A033A9B62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print_20_Plans-title">
      <style:graphic-properties fo:min-height="4.8cm"/>
      <style:paragraph-properties style:writing-mode="lr-tb"/>
    </style:style>
    <style:style style:name="pr2" style:family="presentation" style:parent-style-name="Blueprint_20_Plans-subtitle">
      <style:graphic-properties draw:fill-color="#ffffff" fo:min-height="10.2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3.506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 presentation:user-transformed="true">
          <draw:text-box>
            <text:p>Transfer news &amp; knowledge</text:p>
          </draw:text-box>
        </draw:frame>
        <draw:frame presentation:style-name="pr2" draw:text-style-name="P1" draw:layer="layout" svg:width="25.199cm" svg:height="10.2cm" svg:x="1.4cm" svg:y="8.8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วัตถุประสงค์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อธิบาย ภาพรวมของระบบ</text:p>
              </text:list-item>
              <text:list-item>
                <text:p>Function การทำงานต่าง ๆ</text:p>
              </text:list-item>
              <text:list-item>
                <text:p>การตรวจสอบระบบ</text:p>
              </text:list-item>
              <text:list-item>
                <text:p>คำถาม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ภาพรวมระบบ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ระบบนี้เป็นระบบที่พัฒนามาจาก Agent Portal </text:p>
              </text:list-item>
              <text:list-item>
                <text:p>รายละเอียดที่เพิ่ม</text:p>
                <text:list>
                  <text:list-item>
                    <text:p>View as</text:p>
                  </text:list-item>
                  <text:list-item>
                    <text:p>ข่าวสาร</text:p>
                  </text:list-item>
                  <text:list-item>
                    <text:p>ความรู้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View A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คือ ระบบที่ให้ทางหัวหน้าเข้ามาดูผลงานของ ของลูกน้องตัวเอง</text:p>
              </text:list-item>
              <text:list-item>
                <text:p>การ login เข้าใช้งานระบบ ต้องมี user อยู่ใน AD หรือทำการเพิ่ม email ของ user ที่ table ms_admin_manage_branch ก่อนถึงจะสามารถใช้งานได้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ข่าวสาร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ใช้ในการแสดงข่าวสารต่าง ๆ สำหรับ ตัวแทน</text:p>
              </text:list-item>
              <text:list-item>
                <text:p>ข่าวสารจะแบ่งออกเป็น กลุ่มย่อย ๆ 3 กลุ่มคือ</text:p>
                <text:list>
                  <text:list-item>
                    <text:p>ประกาศทั่วไป</text:p>
                  </text:list-item>
                  <text:list-item>
                    <text:p>ข่าวสารฝ่ายขายช่องทางตัวแทน</text:p>
                  </text:list-item>
                  <text:list-item>
                    <text:p>ประกาศรางวัล</text:p>
                  </text:list-item>
                </text:list>
              </text:list-item>
              <text:list-item>
                <text:p>ข่าวสาร สามารถกำหนดความสำคัญ เพื่อบังคับให้ตัวแทน ต้องอ่านได้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ความรู้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ใช้ในการแสดงความรู้ต่าง ๆ สำหรับ ตัวแทน</text:p>
              </text:list-item>
              <text:list-item>
                <text:p>ความรู้แบ่งเป็น 3 กลุ่มย่อย ๆ คือ</text:p>
                <text:list>
                  <text:list-item>
                    <text:p>ความรู้จาก OA</text:p>
                  </text:list-item>
                  <text:list-item>
                    <text:p>ความรู้ทั่วไป</text:p>
                  </text:list-item>
                  <text:list-item>
                    <text:p>ความรู้จาก ฝ่ายขาย</text:p>
                  </text:list-item>
                </text:list>
              </text:list-item>
              <text:list-item>
                <text:p>ความรู้สามารถ กำหนดให้แสดงด่านบน เพื่อให้มองเห็นได้ง่าย โดยการ ปักหมุด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การทำงาน ของ Back En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ใช้ในการ เพิ่ม แก้ไข ลบ ข่าวสารและ ความรู้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การทำงาน ของ Font En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ใช้ในการ Login เข้าใช้งาน mode <text:s/>View AS</text:p>
              </text:list-item>
              <text:list-item>
                <text:p>ใช้ในการแสดง ข่าวสาร และ ความรู้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การตรวจสอบ email ว่าอยู่ที่สาขาไหนจาก AS400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SELECT DISTINCT</text:p>
                <text:p><text:s text:c="5"/>cast(B."SLUNT#" as VARCHAR) as branch_code,</text:p>
                <text:p><text:s text:c="5"/>B."slunnm" as branch_name,</text:p>
                <text:p><text:s text:c="5"/>R."SLUNT#" as region_code,</text:p>
                <text:p><text:s text:c="5"/>R."slunnm" as region_name,</text:p>
                <text:p><text:s text:c="5"/>A."AGPOS@"</text:p>
                <text:p>from DM_AS400_PSPAGMT4 A</text:p>
                <text:p><text:s text:c="4"/>left join DM_AS400_PSPAGMT6 T on A."AGENT#"=T."AGENT#"</text:p>
                <text:p><text:s text:c="4"/>left join dm_as400_pspslorg B on (A."AGORG#" = B."SLUNT#" OR A."AGORG#" = B."SLREL#")</text:p>
                <text:p><text:s text:c="4"/>left join dm_as400_pspslorg R on (R."SLUNT#" = B."SLREL#")</text:p>
                <text:p>WHERE LOWER(T.AGMAIL) like <text:s/>'%amnat.ru@ocean.co.th%'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ตรวจสอบ Email ที่เราเพิ่มเอง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">select * </text:span><text:span text:style-name="T1"><text:line-break/></text:span><text:span text:style-name="T1">from ms_admin_manage_branch mamb</text:span><text:span text:style-name="T1"><text:line-break/></text:span><text:span text:style-name="T1">where </text:span>LOWER(email) like '%suchanun.wo%' 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ตรวจสอบว่า สาขา มี email อะไรบ้าง จาก AS400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SELECT *</text:p>
                <text:p>FROM dm_as400_pspslorg B <text:line-break/>INNER JOIN DM_AS400_PSPAGMT4 P ON B."SLUNT#" = P."AGORG#"</text:p>
                <text:p>INNER JOIN DM_AS400_PSPAGMT1 ag on P."AGENT#" = ag."AGENT#"</text:p>
                <text:p>WHERE b.slunnm like '%อ้อมน้อย%' 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19A7B6A033A9B628.png" xlink:type="simple" xlink:show="embed" xlink:actuate="onLoad"/>
    <draw:fill-image draw:name="background" xlink:href="Pictures/100000000000033C0000026D847ACE982C6E20B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3-05T16:37:36.781703012</meta:creation-date>
    <meta:editing-duration>PT12M28S</meta:editing-duration>
    <meta:editing-cycles>8</meta:editing-cycles>
    <meta:generator>LibreOffice/6.3.4.2$MacOSX_X86_64 LibreOffice_project/60da17e045e08f1793c57c00ba83cdfce946d0aa</meta:generator>
    <dc:title>Blueprint Plans</dc:title>
    <dc:date>2020-03-05T17:10:59.890900213</dc:date>
    <meta:document-statistic meta:object-count="76"/>
  </office:meta>
</office:document-meta>
</file>